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11pt"/>
    </style:style>
    <style:style style:name="co2" style:family="table-column">
      <style:table-column-properties fo:break-before="auto" style:column-width="63.24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56.15pt"/>
    </style:style>
    <style:style style:name="co5" style:family="table-column">
      <style:table-column-properties fo:break-before="auto" style:column-width="36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05pt" fo:break-before="auto" style:use-optimal-row-height="fals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1b75bc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1b75bc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00a65d" style:text-align-source="fix" style:repeat-content="false" fo:wrap-option="wrap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1b75bc"/>
      <style:text-properties fo:color="#ffffff"/>
    </style:style>
    <style:style style:name="ce13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pt"/>
      <style:text-properties fo:color="#ffffff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ransmiter</text:p>
          </table:table-cell>
          <table:table-cell table:style-name="ce1" office:value-type="string" calcext:value-type="string">
            <text:p>Blade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ignal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F0</text:p>
          </table:table-cell>
          <table:table-cell table:style-name="ce5" office:value-type="string" calcext:value-type="string">
            <text:p>1.5K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s</text:p>
          </table:table-cell>
          <table:table-cell table:style-name="ce5" office:value-type="string" calcext:value-type="string">
            <text:p>1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ce11" office:value-type="float" office:value="0.0015" calcext:value-type="float">
            <text:p>1.50E-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ciever </text:p>
          </table:table-cell>
          <table:table-cell table:style-name="ce2" office:value-type="string" calcext:value-type="string">
            <text:p>Hack RF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requency:</text:p>
          </table:table-cell>
          <table:table-cell table:style-name="ce5" office:value-type="string" calcext:value-type="string">
            <text:p>950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mpleRate:</text:p>
          </table:table-cell>
          <table:table-cell table:style-name="ce5" office:value-type="string" calcext:value-type="string">
            <text:p>8Mhz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ndwidth</text:p>
          </table:table-cell>
          <table:table-cell table:style-name="ce5" office:value-type="string" calcext:value-type="string">
            <text:p>20Mhz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ladeRF TX</text:p>
          </table:table-cell>
          <table:table-cell table:style-name="ce14" office:value-type="string" calcext:value-type="string">
            <text:p>Theorical TX</text:p>
          </table:table-cell>
          <table:table-cell table:style-name="ce14" office:value-type="string" calcext:value-type="string">
            <text:p>Hack RF R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ample Rate Mhz</text:p>
          </table:table-cell>
          <table:table-cell table:style-name="ce13" office:value-type="string" calcext:value-type="string">
            <text:p>Theorical </text:p>
            <text:p>Freq Khz</text:p>
          </table:table-cell>
          <table:table-cell table:style-name="ce8" office:value-type="string" calcext:value-type="string">
            <text:p>Peak Freq</text:p>
            <text:p>RX</text:p>
            <text:p> Mhz</text:p>
          </table:table-cell>
          <table:table-cell table:style-name="ce8" office:value-type="string" calcext:value-type="string">
            <text:p>Freq RX Khz</text:p>
          </table:table-cell>
          <table:table-cell table:style-name="ce8" office:value-type="string" calcext:value-type="string">
            <text:p>CFO H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.5*10^-3*[.A14]*10^6)/1000" office:value-type="float" office:value="7.5" calcext:value-type="float">
            <text:p>7.50</text:p>
          </table:table-cell>
          <table:table-cell table:style-name="ce4" office:value-type="float" office:value="950.756" calcext:value-type="float">
            <text:p>950.756</text:p>
          </table:table-cell>
          <table:table-cell table:style-name="ce15" table:formula="of:=(([.C14]-950)*10^4)/1000" office:value-type="float" office:value="7.55999999999972" calcext:value-type="float">
            <text:p>7.56</text:p>
          </table:table-cell>
          <table:table-cell table:style-name="ce4" table:formula="of:=ABS([.B14]-[.D14])*1000" office:value-type="float" office:value="59.9999999997181" calcext:value-type="float">
            <text:p>59.9999999997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.5*10^-3*[.A15]*10^6)/1000" office:value-type="float" office:value="9" calcext:value-type="float">
            <text:p>9.00</text:p>
          </table:table-cell>
          <table:table-cell table:style-name="ce4" office:value-type="float" office:value="950.914" calcext:value-type="float">
            <text:p>950.914</text:p>
          </table:table-cell>
          <table:table-cell table:style-name="ce15" table:formula="of:=(([.C15]-950)*10^4)/1000" office:value-type="float" office:value="9.13999999999987" calcext:value-type="float">
            <text:p>9.14</text:p>
          </table:table-cell>
          <table:table-cell table:style-name="ce4" table:formula="of:=ABS([.B15]-[.D15])*1000" office:value-type="float" office:value="139.999999999871" calcext:value-type="float">
            <text:p>139.999999999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.5*10^-3*[.A16]*10^6)/1000" office:value-type="float" office:value="10.5" calcext:value-type="float">
            <text:p>10.50</text:p>
          </table:table-cell>
          <table:table-cell table:style-name="ce4" office:value-type="float" office:value="951.063" calcext:value-type="float">
            <text:p>951.063</text:p>
          </table:table-cell>
          <table:table-cell table:style-name="ce15" table:formula="of:=(([.C16]-950)*10^4)/1000" office:value-type="float" office:value="10.6299999999999" calcext:value-type="float">
            <text:p>10.63</text:p>
          </table:table-cell>
          <table:table-cell table:style-name="ce4" table:formula="of:=ABS([.B16]-[.D16])*1000" office:value-type="float" office:value="129.999999999882" calcext:value-type="float">
            <text:p>129.999999999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.5*10^-3*[.A17]*10^6)/1000" office:value-type="float" office:value="12" calcext:value-type="float">
            <text:p>12.00</text:p>
          </table:table-cell>
          <table:table-cell table:style-name="ce4" office:value-type="float" office:value="951.21" calcext:value-type="float">
            <text:p>951.21</text:p>
          </table:table-cell>
          <table:table-cell table:style-name="ce15" table:formula="of:=(([.C17]-950)*10^4)/1000" office:value-type="float" office:value="12.1000000000004" calcext:value-type="float">
            <text:p>12.10</text:p>
          </table:table-cell>
          <table:table-cell table:style-name="ce4" table:formula="of:=ABS([.B17]-[.D17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.5*10^-3*[.A18]*10^6)/1000" office:value-type="float" office:value="13.5" calcext:value-type="float">
            <text:p>13.50</text:p>
          </table:table-cell>
          <table:table-cell table:style-name="ce4" office:value-type="float" office:value="951.359" calcext:value-type="float">
            <text:p>951.359</text:p>
          </table:table-cell>
          <table:table-cell table:style-name="ce15" table:formula="of:=(([.C18]-950)*10^4)/1000" office:value-type="float" office:value="13.5900000000004" calcext:value-type="float">
            <text:p>13.59</text:p>
          </table:table-cell>
          <table:table-cell table:style-name="ce4" table:formula="of:=ABS([.B18]-[.D18])*1000" office:value-type="float" office:value="90.0000000003729" calcext:value-type="float">
            <text:p>90.0000000003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.5*10^-3*[.A19]*10^6)/1000" office:value-type="float" office:value="15" calcext:value-type="float">
            <text:p>15.00</text:p>
          </table:table-cell>
          <table:table-cell table:style-name="ce4" office:value-type="float" office:value="951.512" calcext:value-type="float">
            <text:p>951.512</text:p>
          </table:table-cell>
          <table:table-cell table:style-name="ce15" table:formula="of:=(([.C19]-950)*10^4)/1000" office:value-type="float" office:value="15.1199999999994" calcext:value-type="float">
            <text:p>15.12</text:p>
          </table:table-cell>
          <table:table-cell table:style-name="ce4" table:formula="of:=ABS([.B19]-[.D19])*1000" office:value-type="float" office:value="119.999999999436" calcext:value-type="float">
            <text:p>119.999999999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.5*10^-3*[.A20]*10^6)/1000" office:value-type="float" office:value="16.5" calcext:value-type="float">
            <text:p>16.50</text:p>
          </table:table-cell>
          <table:table-cell table:style-name="ce4" office:value-type="float" office:value="951.664" calcext:value-type="float">
            <text:p>951.664</text:p>
          </table:table-cell>
          <table:table-cell table:style-name="ce15" table:formula="of:=(([.C20]-950)*10^4)/1000" office:value-type="float" office:value="16.6399999999999" calcext:value-type="float">
            <text:p>16.64</text:p>
          </table:table-cell>
          <table:table-cell table:style-name="ce4" table:formula="of:=ABS([.B20]-[.D20])*1000" office:value-type="float" office:value="139.999999999873" calcext:value-type="float">
            <text:p>139.9999999998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.5*10^-3*[.A21]*10^6)/1000" office:value-type="float" office:value="18" calcext:value-type="float">
            <text:p>18.00</text:p>
          </table:table-cell>
          <table:table-cell table:style-name="ce4" office:value-type="float" office:value="951.81" calcext:value-type="float">
            <text:p>951.81</text:p>
          </table:table-cell>
          <table:table-cell table:style-name="ce15" table:formula="of:=(([.C21]-950)*10^4)/1000" office:value-type="float" office:value="18.0999999999995" calcext:value-type="float">
            <text:p>18.10</text:p>
          </table:table-cell>
          <table:table-cell table:style-name="ce4" table:formula="of:=ABS([.B21]-[.D21])*1000" office:value-type="float" office:value="99.9999999994508" calcext:value-type="float">
            <text:p>99.99999999945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.5*10^-3*[.A22]*10^6)/1000" office:value-type="float" office:value="19.5" calcext:value-type="float">
            <text:p>19.50</text:p>
          </table:table-cell>
          <table:table-cell table:style-name="ce4" office:value-type="float" office:value="951.96" calcext:value-type="float">
            <text:p>951.96</text:p>
          </table:table-cell>
          <table:table-cell table:style-name="ce15" table:formula="of:=(([.C22]-950)*10^4)/1000" office:value-type="float" office:value="19.6000000000004" calcext:value-type="float">
            <text:p>19.60</text:p>
          </table:table-cell>
          <table:table-cell table:style-name="ce4" table:formula="of:=ABS([.B22]-[.D22])*1000" office:value-type="float" office:value="100.000000000364" calcext:value-type="float">
            <text:p>100.000000000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.5*10^-3*[.A23]*10^6)/1000" office:value-type="float" office:value="21" calcext:value-type="float">
            <text:p>21.00</text:p>
          </table:table-cell>
          <table:table-cell table:style-name="ce4" office:value-type="float" office:value="952.11" calcext:value-type="float">
            <text:p>952.11</text:p>
          </table:table-cell>
          <table:table-cell table:style-name="ce15" table:formula="of:=(([.C23]-950)*10^4)/1000" office:value-type="float" office:value="21.1000000000001" calcext:value-type="float">
            <text:p>21.10</text:p>
          </table:table-cell>
          <table:table-cell table:style-name="ce4" table:formula="of:=ABS([.B23]-[.D23])*1000" office:value-type="float" office:value="100.00000000014" calcext:value-type="float">
            <text:p>100.0000000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.5*10^-3*[.A24]*10^6)/1000" office:value-type="float" office:value="22.5" calcext:value-type="float">
            <text:p>22.50</text:p>
          </table:table-cell>
          <table:table-cell table:style-name="ce4" office:value-type="float" office:value="952.261" calcext:value-type="float">
            <text:p>952.261</text:p>
          </table:table-cell>
          <table:table-cell table:style-name="ce15" table:formula="of:=(([.C24]-950)*10^4)/1000" office:value-type="float" office:value="22.6099999999997" calcext:value-type="float">
            <text:p>22.61</text:p>
          </table:table-cell>
          <table:table-cell table:style-name="ce4" table:formula="of:=ABS([.B24]-[.D24])*1000" office:value-type="float" office:value="109.999999999673" calcext:value-type="float">
            <text:p>109.999999999673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ce19" office:value-type="string" calcext:value-type="string">
            <text:p>Average CFO</text:p>
          </table:table-cell>
          <table:table-cell table:formula="of:=AVERAGE([.E14:.E24])" office:value-type="float" office:value="108.18181818174" calcext:value-type="float">
            <text:p>108.18181818174</text:p>
          </table:table-cell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  <table:table-row table:style-name="ro1">
          <table:table-cell table:style-name="ce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23:56:35.085495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44:53.443892103</meta:creation-date>
    <dc:date>2020-11-12T00:10:04.334188768</dc:date>
    <meta:editing-duration>PT1H6M5S</meta:editing-duration>
    <meta:editing-cycles>9</meta:editing-cycles>
    <meta:generator>LibreOffice/6.0.7.3$Linux_X86_64 LibreOffice_project/00m0$Build-3</meta:generator>
    <meta:document-statistic meta:table-count="1" meta:cell-count="86" meta:object-count="0"/>
  </office:meta>
</office:document-meta>
</file>